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70fe" officeooo:paragraph-rsid="002070fe" style:font-weight-asian="bold" style:font-weight-complex="bold"/>
    </style:style>
    <style:style style:name="P4" style:family="paragraph" style:parent-style-name="Standard">
      <style:text-properties fo:font-weight="bold" officeooo:rsid="002070fe" officeooo:paragraph-rsid="0020be96" style:font-weight-asian="bold" style:font-weight-complex="bold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0be96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2070f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5">4</text:span>L<text:span text:style-name="T5">11</text:span> German</text:p>
      <text:p text:style-name="P2"/>
      <text:p text:style-name="P3">Asking when something takes place</text:p>
      <text:p text:style-name="P3"/>
      <text:p text:style-name="P3"><text:tab/><text:span text:style-name="T7">Um wie viel Uhr? </text:span><text:span text:style-name="T8">(At what time?)</text:span></text:p>
      <text:p text:style-name="P3"><text:span text:style-name="T8"/></text:p>
      <text:p text:style-name="P4"><text:span text:style-name="T8"><text:tab/></text:span><text:span text:style-name="T4">Um wie viel Uhr bist du am Samstag im Park?</text:span></text:p>
      <text:p text:style-name="P4"><text:span text:style-name="T2"><text:tab/><text:tab/>At what time </text:span><text:span text:style-name="T3">on Saturday are you at the park?</text:span></text:p>
      <text:p text:style-name="P3"/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15T16:32:04.441342813</dc:date>
    <meta:editing-duration>PT1H5M47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6" meta:word-count="35" meta:character-count="171" meta:non-whitespace-character-count="138"/>
  </office:meta>
</office:document-meta>
</file>